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96be4" officeooo:paragraph-rsid="00196be4"/>
    </style:style>
    <style:style style:name="P2" style:family="paragraph" style:parent-style-name="Standard">
      <style:text-properties officeooo:rsid="001ad90f" officeooo:paragraph-rsid="001ad90f"/>
    </style:style>
    <style:style style:name="P3" style:family="paragraph" style:parent-style-name="Standard">
      <style:text-properties officeooo:rsid="00196be4" officeooo:paragraph-rsid="00196be4" fo:background-color="#ffff00"/>
    </style:style>
    <style:style style:name="T1" style:family="text">
      <style:text-properties officeooo:rsid="001a08c0"/>
    </style:style>
    <style:style style:name="T2" style:family="text">
      <style:text-properties officeooo:rsid="001cb3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1">Ship o’ the line fore and aft</text:p>
      <text:p text:style-name="P1">loose the sails and don’t be daft</text:p>
      <text:p text:style-name="P1"/>
      <text:p text:style-name="P1">2: <text:span text:style-name="T2">3</text:span></text:p>
      <text:p text:style-name="P3">Upon this ship adventure’s born.</text:p>
      <text:p text:style-name="P3">We drink tonight and sail at morn.</text:p>
      <text:p text:style-name="P1"/>
      <text:p text:style-name="P1">3: <text:span text:style-name="T2">1</text:span></text:p>
      <text:p text:style-name="P3">Swab the deck and hoist the sails</text:p>
      <text:p text:style-name="P3">We sail our way through storm and gale</text:p>
      <text:p text:style-name="P1"/>
      <text:p text:style-name="P1">4</text:p>
      <text:p text:style-name="P1">the treasure map it leads the way.</text:p>
      <text:p text:style-name="P1">We’ll swim in wealth till our last day</text:p>
      <text:p text:style-name="P1"/>
      <text:p text:style-name="P1">5: <text:span text:style-name="T2">2</text:span></text:p>
      <text:p text:style-name="P3">The sky is red beyond the mast</text:p>
      <text:p text:style-name="P3">we’re <text:span text:style-name="T1">beckoned by</text:span> horizons vast</text:p>
      <text:p text:style-name="P1"/>
      <text:p text:style-name="P2">6</text:p>
      <text:p text:style-name="P2">Our quest takes us to lands unknown</text:p>
      <text:p text:style-name="P2"><text:tab/>May we return to rich men’s home</text:p>
      <text:p text:style-name="P2">May every man come safely ho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9:55:49.123379849</meta:creation-date>
    <dc:date>2022-11-03T21:29:41.530866715</dc:date>
    <meta:editing-duration>PT12M35S</meta:editing-duration>
    <meta:editing-cycles>4</meta:editing-cycles>
    <meta:generator>LibreOffice/7.4.2.3$MacOSX_X86_64 LibreOffice_project/382eef1f22670f7f4118c8c2dd222ec7ad009daf</meta:generator>
    <meta:document-statistic meta:table-count="0" meta:image-count="0" meta:object-count="0" meta:page-count="1" meta:paragraph-count="19" meta:word-count="97" meta:character-count="445" meta:non-whitespace-character-count="366"/>
  </office:meta>
</office:document-meta>
</file>